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0.1945in"/>
    </style:style>
    <style:style style:name="P2" style:family="paragraph" style:parent-style-name="Standard">
      <style:paragraph-properties fo:line-height="0.139in" fo:text-align="center" style:justify-single-word="false"/>
    </style:style>
    <style:style style:name="P3" style:family="paragraph" style:parent-style-name="Standard">
      <style:paragraph-properties fo:line-height="0.139in" fo:text-align="center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line-height="0.1945in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line-height="0.1665in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line-height="0.1665in"/>
    </style:style>
    <style:style style:name="P7" style:family="paragraph" style:parent-style-name="Standard">
      <style:paragraph-properties fo:line-height="0.1665in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margin-left="0.5in" fo:margin-right="0in" fo:line-height="0.1665in" fo:text-indent="0in" style:auto-text-indent="false"/>
    </style:style>
    <style:style style:name="P9" style:family="paragraph" style:parent-style-name="Standard">
      <style:paragraph-properties fo:margin-left="0.5in" fo:margin-right="0in" fo:line-height="0.1665in" fo:text-indent="0in" style:auto-text-indent="false"/>
      <style:text-properties style:font-name="Times New Roman" fo:font-size="12pt" style:font-size-asian="12pt" style:font-size-complex="12pt"/>
    </style:style>
    <style:style style:name="P10" style:family="paragraph" style:parent-style-name="Standard" style:master-page-name="Standard">
      <style:paragraph-properties fo:line-height="0.1945in" fo:text-align="center" style:justify-single-word="false" style:page-number="auto"/>
    </style:style>
    <style:style style:name="P11" style:family="paragraph" style:parent-style-name="List_20_Paragraph">
      <style:paragraph-properties fo:line-height="0.1665in"/>
    </style:style>
    <style:style style:name="P12" style:family="paragraph" style:parent-style-name="List_20_Paragraph" style:list-style-name="WWNum4">
      <style:paragraph-properties fo:line-height="0.1665in"/>
    </style:style>
    <style:style style:name="P13" style:family="paragraph" style:parent-style-name="List_20_Paragraph" style:list-style-name="WWNum5">
      <style:paragraph-properties fo:line-height="0.1665in"/>
    </style:style>
    <style:style style:name="P14" style:family="paragraph" style:parent-style-name="List_20_Paragraph" style:list-style-name="WWNum6">
      <style:paragraph-properties fo:line-height="0.1665in"/>
    </style:style>
    <style:style style:name="P15" style:family="paragraph" style:parent-style-name="List_20_Paragraph" style:list-style-name="WWNum7">
      <style:paragraph-properties fo:line-height="0.1665in"/>
    </style:style>
    <style:style style:name="P16" style:family="paragraph" style:parent-style-name="List_20_Paragraph" style:list-style-name="WWNum8">
      <style:paragraph-properties fo:line-height="0.1665in"/>
    </style:style>
    <style:style style:name="P17" style:family="paragraph" style:parent-style-name="List_20_Paragraph" style:list-style-name="WWNum9">
      <style:paragraph-properties fo:line-height="0.1665in"/>
    </style:style>
    <style:style style:name="P18" style:family="paragraph" style:parent-style-name="List_20_Paragraph">
      <style:text-properties style:font-name="Times New Roman" fo:font-size="12pt" style:font-size-asian="12pt" style:font-size-complex="12pt"/>
    </style:style>
    <style:style style:name="P19" style:family="paragraph" style:parent-style-name="List_20_Paragraph">
      <style:paragraph-properties fo:line-height="0.1665in"/>
      <style:text-properties style:font-name="Times New Roman" fo:font-size="12pt" style:font-size-asian="12pt" style:font-size-complex="12pt"/>
    </style:style>
    <style:style style:name="P20" style:family="paragraph" style:parent-style-name="List_20_Paragraph">
      <style:paragraph-properties fo:line-height="0.1665in"/>
      <style:text-properties style:font-name="Times New Roman" fo:font-size="10pt" style:font-size-asian="10pt" style:font-size-complex="10pt"/>
    </style:style>
    <style:style style:name="P21" style:family="paragraph" style:parent-style-name="List_20_Paragraph" style:list-style-name="WWNum4">
      <style:paragraph-properties fo:line-height="0.1665in"/>
      <style:text-properties style:font-name="Times New Roman"/>
    </style:style>
    <style:style style:name="P22" style:family="paragraph" style:parent-style-name="List_20_Paragraph" style:list-style-name="WWNum4">
      <style:paragraph-properties fo:line-height="0.1665in"/>
      <style:text-properties style:font-name="Times New Roman" fo:font-style="italic" style:font-style-asian="italic" style:font-style-complex="italic"/>
    </style:style>
    <style:style style:name="P23" style:family="paragraph" style:parent-style-name="List_20_Paragraph" style:list-style-name="WWNum9">
      <style:paragraph-properties fo:line-height="0.1665in"/>
      <style:text-properties style:text-underline-style="none" fo:font-weight="normal" style:font-weight-asian="normal" style:font-weight-complex="normal"/>
    </style:style>
    <style:style style:name="P24" style:family="paragraph" style:parent-style-name="List_20_Paragraph">
      <style:paragraph-properties fo:margin-left="0.5in" fo:margin-right="0in" fo:line-height="0.1665in" fo:text-indent="0.5in" style:auto-text-indent="false"/>
    </style:style>
    <style:style style:name="P25" style:family="paragraph" style:parent-style-name="List_20_Paragraph">
      <style:paragraph-properties fo:margin-left="1in" fo:margin-right="0in" fo:line-height="0.1665in" fo:text-indent="0in" style:auto-text-indent="false"/>
      <style:text-properties style:font-name="Times New Roman"/>
    </style:style>
    <style:style style:name="P26" style:family="paragraph" style:parent-style-name="List_20_Paragraph">
      <style:paragraph-properties fo:margin-left="1in" fo:margin-right="0in" fo:line-height="0.1665in" fo:text-indent="0in" style:auto-text-indent="false"/>
      <style:text-properties style:font-name="Times New Roman" fo:font-size="10pt" style:font-size-asian="10pt" style:font-size-complex="10pt"/>
    </style:style>
    <style:style style:name="P27" style:family="paragraph" style:parent-style-name="List_20_Paragraph">
      <style:paragraph-properties fo:margin-left="0in" fo:margin-right="0in" fo:line-height="0.1665in" fo:text-indent="0in" style:auto-text-indent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bold" style:font-size-asian="14pt" style:font-weight-asian="bold" style:font-size-complex="14pt"/>
    </style:style>
    <style:style style:name="T3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fo:font-style="italic" style:font-size-asian="12pt" style:font-style-asian="italic" style:font-size-complex="12pt"/>
    </style:style>
    <style:style style:name="T7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8" style:family="text">
      <style:text-properties style:font-name="Times New Roman" fo:font-size="12pt" fo:font-weight="bold" style:font-size-asian="12pt" style:font-weight-asian="bold" style:font-size-complex="12pt"/>
    </style:style>
    <style:style style:name="T9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0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1" style:family="text">
      <style:text-properties style:text-position="super 58%" style:font-name="Times New Roman" fo:font-size="10pt" style:font-size-asian="10pt" style:font-size-complex="10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Vishal Kasliwal</text:span></text:p>
      <text:p text:style-name="P2"><text:span text:style-name="T4">Disque 809, Dept. of Physics,</text:span></text:p>
      <text:p text:style-name="P2"><text:span text:style-name="T4">Drexel University,</text:span></text:p>
      <text:p text:style-name="P2"><text:span text:style-name="T4">3141 Chestnut Street,</text:span></text:p>
      <text:p text:style-name="P2"><text:span text:style-name="T4">Philadelphia, PA 19104</text:span></text:p>
      <text:p text:style-name="P2"><text:span text:style-name="T4">Phone: (215) 895-1544</text:span></text:p>
      <text:p text:style-name="P2"><text:span text:style-name="T4">Cell: (804)248-7076</text:span></text:p>
      <text:p text:style-name="P2"><text:span text:style-name="T4">Email: vishal.kasliwal@gmail.com</text:span></text:p>
      <text:p text:style-name="P3"/>
      <text:p text:style-name="P1"><text:span text:style-name="T3">Education</text:span></text:p>
      <text:p text:style-name="P4"/>
      <text:p text:style-name="P6"><text:span text:style-name="T5">2013 <text:s text:c="3"/>Doctoral Candidate, Department of Physics, Drexel University</text:span><text:span text:style-name="T6"> </text:span></text:p>
      <text:p text:style-name="P6"><text:span text:style-name="T6"><text:s text:c="12"/>Dissertation Topic:</text:span><text:span text:style-name="T9"> “Characterizing AGN Varability in Kepler and the Sloan Digital Sky <text:tab/>Survey”</text:span></text:p>
      <text:p text:style-name="P6"><text:span text:style-name="T6"><text:tab/>Advisor</text:span><text:span text:style-name="T5">: Dr. Michael S. Vogeley</text:span></text:p>
      <text:p text:style-name="P5"/>
      <text:p text:style-name="P6"><text:span text:style-name="T5">2007<text:tab/>M.S. in Physics and Applied Physics, Virginia Commonwealth University</text:span></text:p>
      <text:p text:style-name="P8"><text:span text:style-name="T6">Thesis</text:span><text:span text:style-name="T5">: “CAFM Studies of Epitaxial Lateral Overgrowth GaN Films”</text:span></text:p>
      <text:p text:style-name="P8"><text:span text:style-name="T6">Advisor</text:span><text:span text:style-name="T5">: Dr. Alison Baski</text:span></text:p>
      <text:p text:style-name="P9"/>
      <text:p text:style-name="P6"><text:span text:style-name="T5">2005<text:tab/>B.S. in Physics and Mathematics, University of Richmond</text:span></text:p>
      <text:p text:style-name="P6"><text:span text:style-name="T5"><text:s text:c="12"/></text:span><text:span text:style-name="T7">Thesis:</text:span><text:span text:style-name="T9"> “The Bispectrum as a Quantifier of non-Gaussianity in the Cosmic Microwave <text:tab/>Background”</text:span></text:p>
      <text:p text:style-name="P6"><text:span text:style-name="T6"><text:tab/>Advisor</text:span><text:span text:style-name="T5">: Dr. Emory F. Bunn</text:span></text:p>
      <text:p text:style-name="P9"/>
      <text:p text:style-name="P1"><text:span text:style-name="T3">Research Experience</text:span></text:p>
      <text:p text:style-name="P5"/>
      <text:list xml:id="list4460735322698116302" text:style-name="WWNum4">
        <text:list-item>
          <text:p text:style-name="P21"><text:span text:style-name="T12">Advisor:</text:span> Dr Michael S. Vogeley</text:p>
          <text:list>
            <text:list-header>
              <text:p text:style-name="P21">Department of Physics</text:p>
              <text:p text:style-name="P21">Drexel University</text:p>
            </text:list-header>
          </text:list>
          <text:p text:style-name="P22">Duration: <text:span text:style-name="T13">September 2008 – Present</text:span></text:p>
          <text:p text:style-name="P22">Position:<text:span text:style-name="T13"> Graduate Student</text:span></text:p>
          <text:p text:style-name="P22"><text:soft-page-break/>Description: <text:span text:style-name="T13">I am investigating the statistical properties of the flux variability seen in Active Galactic Nuclei (AGN) observed by NASA's Kepler mission and the Sloan Digital Sky Survey (SDSS). I apply tools such as the Auto-Regressive Moving Average (ARMA) model, the Kalman filter, Structure Functions and Maximum Likelihood Estimation to the time-series data obtained by Kepler with a view to using the variability as a probe of accretion physics. </text:span></text:p>
        </text:list-item>
        <text:list-item>
          <text:p text:style-name="P12"><text:span text:style-name="T6">Advisor</text:span><text:span text:style-name="T5">: Dr. Alison Baski</text:span></text:p>
        </text:list-item>
      </text:list>
      <text:p text:style-name="P24"><text:span text:style-name="T1">Department of Physics</text:span></text:p>
      <text:p text:style-name="P24"><text:span text:style-name="T1">Virginia Commonwealth University</text:span></text:p>
      <text:p text:style-name="P11"><text:span text:style-name="T6">Duration</text:span><text:span text:style-name="T5">: August 2005 – May 2007</text:span></text:p>
      <text:p text:style-name="P11"><text:span text:style-name="T6">Position</text:span><text:span text:style-name="T5">: Graduate Student</text:span></text:p>
      <text:p text:style-name="P11"><text:span text:style-name="T6">Description</text:span><text:span text:style-name="T5">: I used t</text:span><text:span text:style-name="T1">he techniques of Atomic Force Microscopy (AFM) and Conductive-Atomic Force Microscopy (C-AFM) to characterize and study Epitaxial Lateral Overgrowth (ELO) Gallium Nitride thin-films grown via Metal-Organic Chemical Vapor Deposition (MOCVD).</text:span><text:span text:style-name="T5"> </text:span></text:p>
      <text:p text:style-name="P19"/>
      <text:list xml:id="list28661698" text:continue-numbering="true" text:style-name="WWNum4">
        <text:list-item>
          <text:p text:style-name="P12"><text:span text:style-name="T6">Advisor</text:span><text:span text:style-name="T5">: Dr. Emory Bunn</text:span></text:p>
        </text:list-item>
      </text:list>
      <text:p text:style-name="P24"><text:span text:style-name="T1">Department of Physics</text:span></text:p>
      <text:p text:style-name="P24"><text:span text:style-name="T1">University of Richmond</text:span></text:p>
      <text:p text:style-name="P11"><text:span text:style-name="T6">Duration</text:span><text:span text:style-name="T5">: May 2003 – December 2004</text:span></text:p>
      <text:p text:style-name="P11"><text:span text:style-name="T6">Position</text:span><text:span text:style-name="T5">: Student Research Assistant</text:span></text:p>
      <text:p text:style-name="P11"><text:span text:style-name="T6">Description</text:span><text:span text:style-name="T5">: I evaluated t</text:span><text:span text:style-name="T1">he utility of statistics such as the bispectrum as quantifiers of non-Gaussianity and dust contamination in the Cosmic Microwave Background.</text:span></text:p>
      <text:p text:style-name="P1"><text:span text:style-name="T3"/></text:p>
      <text:p text:style-name="P1"><text:span text:style-name="T3">Skills</text:span></text:p>
      <text:p text:style-name="P5"/>
      <text:list xml:id="list1797104486171956750" text:style-name="WWNum9">
        <text:list-item>
          <text:p text:style-name="P17"><text:span text:style-name="T5">6 months of experience programming the Intel Xeon Phi coprocessor card for High Performance Computing applications using a combination of Intel Threading Building Blocks, Intel Cilk Plus, and OpenMP. I expect to have ~ 2.5 years of experience programming for the Xeon Phi by the end of my PhD.</text:span></text:p>
        </text:list-item>
        <text:list-item>
          <text:p text:style-name="P17"><text:span text:style-name="T5">Experience using the Intel Math Kernal Library, Boost C++ and related C++ libraries. <text:s/></text:span></text:p>
        </text:list-item>
        <text:list-item>
          <text:p text:style-name="P17"><text:span text:style-name="T5">Experience programming in C++, Python, I.D.L., Linux, Pearl Scripts, Mathematica, LONCAPA, Java, R and B.A.S.I.C. as well as familiarity with common Windows and open source applications.</text:span></text:p>
        </text:list-item>
        <text:list-item>
          <text:p text:style-name="P17"><text:span text:style-name="T5">3 Years of experience with Atomic Force Microscopy and variants.</text:span></text:p>
        </text:list-item>
        <text:list-item>
          <text:p text:style-name="P23"><text:span text:style-name="T5">Experience and familiarity with astronomy (Meade &amp; Celestron telescopes, Apogee CCDs etc...) and photography equipment (Canon EOS).</text:span></text:p>
          <text:p text:style-name="P17"><text:span text:style-name="T10"/></text:p>
        </text:list-item>
      </text:list>
      <text:p text:style-name="P1"><text:span text:style-name="T3">Work Experience</text:span></text:p>
      <text:p text:style-name="P5"><text:soft-page-break/></text:p>
      <text:list xml:id="list6100989722429534467" text:style-name="WWNum5">
        <text:list-item>
          <text:p text:style-name="P13"><text:span text:style-name="T6">Employer</text:span><text:span text:style-name="T5">: Department of Physics</text:span></text:p>
        </text:list-item>
      </text:list>
      <text:p text:style-name="P24"><text:span text:style-name="T1">Drexel University</text:span></text:p>
      <text:p text:style-name="P11"><text:span text:style-name="T6">Duration</text:span><text:span text:style-name="T5">: September 2008 – Present</text:span></text:p>
      <text:p text:style-name="P11"><text:span text:style-name="T6">Position</text:span><text:span text:style-name="T5">: Graduate Teaching Assistant</text:span></text:p>
      <text:p text:style-name="P11"><text:span text:style-name="T6">Duties</text:span></text:p>
      <text:list xml:id="list3011557416455430579" text:style-name="WWNum6">
        <text:list-item>
          <text:p text:style-name="P14"><text:span text:style-name="T1">Teaching laboratory courses in Physics and Astronomy. Courses taught: PHYZ 152, 101, 102, 201, 326 (Quantum Mechanics I), 327 (Quantum Mechanics II), and 328 (Quantum Mechanics III)</text:span></text:p>
        </text:list-item>
      </text:list>
      <text:p text:style-name="P25"/>
      <text:list xml:id="list28649774" text:continue-list="list6100989722429534467" text:style-name="WWNum5">
        <text:list-item>
          <text:p text:style-name="P13"><text:span text:style-name="T6">Employer</text:span><text:span text:style-name="T5">: Department of Physics</text:span></text:p>
        </text:list-item>
      </text:list>
      <text:p text:style-name="P24"><text:span text:style-name="T1">Virginia Commonwealth University</text:span></text:p>
      <text:p text:style-name="P11"><text:span text:style-name="T6">Duration</text:span><text:span text:style-name="T5">: June 2007 – June 2008</text:span></text:p>
      <text:p text:style-name="P11"><text:span text:style-name="T6">Position</text:span><text:span text:style-name="T5">: Adjunct Instructor</text:span></text:p>
      <text:p text:style-name="P11"><text:span text:style-name="T6">Duties</text:span></text:p>
      <text:list xml:id="list28672200" text:continue-list="list3011557416455430579" text:style-name="WWNum6">
        <text:list-item>
          <text:p text:style-name="P14"><text:span text:style-name="T1">Teaching laboratory courses in Physics and Astronomy. Courses taught: PHYZ 103, 201, 202, 207, 208, 351.</text:span></text:p>
        </text:list-item>
        <text:list-item>
          <text:p text:style-name="P14"><text:span text:style-name="T1">Designing and implementing new laboratory experiments.</text:span></text:p>
        </text:list-item>
        <text:list-item>
          <text:p text:style-name="P14"><text:span text:style-name="T1">Updating laboratory manuals used at the Physics Department.</text:span></text:p>
        </text:list-item>
        <text:list-item>
          <text:p text:style-name="P14"><text:span text:style-name="T1">Programming LONCAPA homework assignments. </text:span></text:p>
        </text:list-item>
      </text:list>
      <text:p text:style-name="P19"/>
      <text:list xml:id="list28676845" text:continue-list="list28649774" text:style-name="WWNum5">
        <text:list-item>
          <text:p text:style-name="P13"><text:span text:style-name="T6">Employer</text:span><text:span text:style-name="T5">: Department of Physics</text:span></text:p>
        </text:list-item>
      </text:list>
      <text:p text:style-name="P24"><text:span text:style-name="T1">Virginia Commonwealth University</text:span></text:p>
      <text:p text:style-name="P11"><text:span text:style-name="T6">Duration</text:span><text:span text:style-name="T5">: August 2005 – May 2007</text:span></text:p>
      <text:p text:style-name="P11"><text:span text:style-name="T6">Position</text:span><text:span text:style-name="T5">: Graduate Teaching Assistant</text:span></text:p>
      <text:p text:style-name="P11"><text:span text:style-name="T6">Duties</text:span></text:p>
      <text:list xml:id="list28662869" text:continue-list="list28672200" text:style-name="WWNum6">
        <text:list-item>
          <text:p text:style-name="P14"><text:span text:style-name="T1">Teaching laboratory courses in Physics and Astronomy. Courses taught: PHYZ 103, 201, 202, 207, 208.</text:span></text:p>
        </text:list-item>
        <text:list-item>
          <text:p text:style-name="P14"><text:span text:style-name="T1">Grading homework assignments.</text:span></text:p>
        </text:list-item>
      </text:list>
      <text:p text:style-name="P26"/>
      <text:list xml:id="list28663944" text:continue-list="list28676845" text:style-name="WWNum5">
        <text:list-item>
          <text:p text:style-name="P13"><text:span text:style-name="T6">Employer</text:span><text:span text:style-name="T5">: Dr. Alison Baski</text:span></text:p>
        </text:list-item>
      </text:list>
      <text:p text:style-name="P24"><text:span text:style-name="T1">Virginia Commonwealth University</text:span></text:p>
      <text:p text:style-name="P11"><text:span text:style-name="T6">Duration</text:span><text:span text:style-name="T5">: Summer 2006</text:span></text:p>
      <text:p text:style-name="P11"><text:soft-page-break/><text:span text:style-name="T6">Position</text:span><text:span text:style-name="T5">: Graduate Research Assistant</text:span></text:p>
      <text:p text:style-name="P11"><text:span text:style-name="T6">Duties</text:span></text:p>
      <text:list xml:id="list28660448" text:continue-list="list28662869" text:style-name="WWNum6">
        <text:list-item>
          <text:p text:style-name="P14"><text:span text:style-name="T1">Research in Surface Physics, using an AFM to study Gallium Nitride (GaN) thin-films. This work was related to my research for my M.S degree.</text:span></text:p>
        </text:list-item>
      </text:list>
      <text:p text:style-name="P26"/>
      <text:list xml:id="list28663416" text:continue-list="list28663944" text:style-name="WWNum5">
        <text:list-item>
          <text:p text:style-name="P13"><text:span text:style-name="T6">Employer</text:span><text:span text:style-name="T5">: Information Services</text:span></text:p>
        </text:list-item>
      </text:list>
      <text:p text:style-name="P24"><text:span text:style-name="T1">University of Richmond</text:span></text:p>
      <text:p text:style-name="P11"><text:span text:style-name="T6">Duration</text:span><text:span text:style-name="T5">: January 2002 – May 2005</text:span></text:p>
      <text:p text:style-name="P11"><text:span text:style-name="T6">Position</text:span><text:span text:style-name="T5">: Student Lab Assistant</text:span></text:p>
      <text:p text:style-name="P11"><text:span text:style-name="T6">Duties</text:span></text:p>
      <text:list xml:id="list28652937" text:continue-list="list28660448" text:style-name="WWNum6">
        <text:list-item>
          <text:p text:style-name="P14"><text:span text:style-name="T1">Supervision of the university computing facilities during working hours.</text:span></text:p>
        </text:list-item>
        <text:list-item>
          <text:p text:style-name="P14"><text:span text:style-name="T1">Maintenance of computer equipment and software at the university computing labs.</text:span><text:span text:style-name="T4"> </text:span></text:p>
        </text:list-item>
      </text:list>
      <text:p text:style-name="P19"/>
      <text:list xml:id="list28646840" text:continue-list="list28663416" text:style-name="WWNum5">
        <text:list-item>
          <text:p text:style-name="P13"><text:span text:style-name="T6">Employer</text:span><text:span text:style-name="T5">: Dr. Emory Bunn</text:span></text:p>
        </text:list-item>
      </text:list>
      <text:p text:style-name="P24"><text:span text:style-name="T1">University of Richmond</text:span></text:p>
      <text:p text:style-name="P11"><text:span text:style-name="T6">Duration</text:span><text:span text:style-name="T5">: Summer 2003 - Fall 2004</text:span></text:p>
      <text:p text:style-name="P11"><text:span text:style-name="T6">Position</text:span><text:span text:style-name="T5">: Student Research Assistant</text:span></text:p>
      <text:p text:style-name="P11"><text:span text:style-name="T6">Duties</text:span></text:p>
      <text:list xml:id="list28658741" text:continue-list="list28652937" text:style-name="WWNum6">
        <text:list-item>
          <text:p text:style-name="P14"><text:span text:style-name="T1">Cosmology research. I wrote IDL code designed to test the utility of various algorithms such as the bispectrum as quantifiers of non-Gaussianity and dust contamination in the Cosmic Microwave Background.</text:span></text:p>
        </text:list-item>
      </text:list>
      <text:p text:style-name="P1"><text:span text:style-name="T3">Publications</text:span></text:p>
      <text:p text:style-name="P5"/>
      <text:list xml:id="list5915346158475323481" text:style-name="WWNum7">
        <text:list-item>
          <text:p text:style-name="P15"><text:span text:style-name="T5">“CAFM Studies of Epitaxial Lateral Overgrowth GaN Films,” V. Kasliwal, M.S. Thesis, </text:span><text:span text:style-name="T6">Virginia Commonwealth University Libraries</text:span><text:span text:style-name="T5"> (May 2007)</text:span></text:p>
        </text:list-item>
      </text:list>
      <text:p text:style-name="P19"/>
      <text:list xml:id="list28655122" text:continue-numbering="true" text:style-name="WWNum7">
        <text:list-item>
          <text:p text:style-name="P15"><text:span text:style-name="T5">“AFM and CAFM Studies of ELO GaN films,” V. Kasliwal, J.C. Moore, X. Ni, H. Morkoç, A.A. Baski, </text:span><text:span text:style-name="T6">Gallium Nitride Materials and Devices II, Proc. Of <text:s/>SPIE</text:span><text:span text:style-name="T5"> </text:span><text:span text:style-name="T8">6473</text:span><text:span text:style-name="T5">, 647308 (2007)</text:span></text:p>
        </text:list-item>
      </text:list>
      <text:p text:style-name="P19"/>
      <text:list xml:id="list28645683" text:continue-numbering="true" text:style-name="WWNum7">
        <text:list-item>
          <text:p text:style-name="P15"><text:span text:style-name="T5">“Local electronic and optical behaviors of a-plane GaN grown via epitaxial lateral overgrowth,” J.C. Moore, V. Kasliwal, X. Ni, Ü. Özgür, H. Morkoç, A.A. Baski, </text:span><text:span text:style-name="T6">Appl. Phys. Lett. </text:span><text:span text:style-name="T8">90</text:span><text:span text:style-name="T5">, 011913 (2007)</text:span></text:p>
        </text:list-item>
      </text:list>
      <text:p text:style-name="P20"/>
      <text:p text:style-name="P1"><text:span text:style-name="T3">Awards, Presentations and Honors</text:span></text:p>
      <text:p text:style-name="P5"><text:soft-page-break/></text:p>
      <text:list xml:id="list2084412095833566117" text:style-name="WWNum8">
        <text:list-item>
          <text:p text:style-name="P16"><text:span text:style-name="T5">April, 2007, Member of the Virginia Commonwealth University chapter of Sigma Pi Sigma, The National Physics Honor Society (Virginia Commonwealth University)</text:span></text:p>
        </text:list-item>
      </text:list>
      <text:p text:style-name="P19"/>
      <text:list xml:id="list28654484" text:continue-numbering="true" text:style-name="WWNum8">
        <text:list-item>
          <text:p text:style-name="P16"><text:span text:style-name="T5">May 2005, Jackson J. Taylor Best Senior Seminar in Physics Award (University of Richmond)</text:span></text:p>
        </text:list-item>
      </text:list>
      <text:p text:style-name="P18"/>
      <text:list xml:id="list28649297" text:continue-numbering="true" text:style-name="WWNum8">
        <text:list-item>
          <text:p text:style-name="P16"><text:span text:style-name="T5">June 2004, Poster Presentation at the 2004 American Astronomical Society Meeting in Denver, CO (A.A.S.)</text:span></text:p>
        </text:list-item>
      </text:list>
      <text:p text:style-name="P18"/>
      <text:list xml:id="list28664046" text:continue-numbering="true" text:style-name="WWNum8">
        <text:list-item>
          <text:p text:style-name="P16"><text:span text:style-name="T5">November 2003, Marsh White Award for the Outstanding Undergraduate Paper at the Society of Physics Students Undergraduate Research Session (Southeastern Section of the American Physical Society)</text:span></text:p>
        </text:list-item>
      </text:list>
      <text:p text:style-name="P18"/>
      <text:list xml:id="list28646730" text:continue-numbering="true" text:style-name="WWNum8">
        <text:list-item>
          <text:p text:style-name="P16"><text:span text:style-name="T5">June 2002, National level participant in the Mathematics Training and Talent Search Programme (I.I.T., Mumbai)</text:span></text:p>
        </text:list-item>
      </text:list>
      <text:p text:style-name="P18"/>
      <text:list xml:id="list28659085" text:continue-numbering="true" text:style-name="WWNum8">
        <text:list-item>
          <text:p text:style-name="P16"><text:span text:style-name="T5">May 2000, National level participant in the 2nd Indian Astronomy Olympiad (A.S.I., N.C.S.M., I.S.R.O.)</text:span></text:p>
        </text:list-item>
      </text:list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fo:line-height="115%" fo:orphans="2" fo:widows="2" style:writing-mode="lr-tb"/>
      <style:text-properties style:use-window-font-color="tru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rat</meta:initial-creator>
    <meta:editing-cycles>8</meta:editing-cycles>
    <meta:creation-date>2008-10-04T13:28:00</meta:creation-date>
    <dc:date>2013-11-15T08:51:43.09</dc:date>
    <meta:editing-duration>PT32M31S</meta:editing-duration>
    <meta:generator>OpenOffice.org/3.4$Win32 OpenOffice.org_project/340m1$Build-9590</meta:generator>
    <meta:document-statistic meta:table-count="0" meta:image-count="0" meta:object-count="0" meta:page-count="5" meta:paragraph-count="96" meta:word-count="881" meta:character-count="603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